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cd6" officeooo:paragraph-rsid="001decd6"/>
    </style:style>
    <style:style style:name="P2" style:family="paragraph" style:parent-style-name="Standard" style:list-style-name="L1">
      <style:text-properties officeooo:rsid="001decd6" officeooo:paragraph-rsid="001decd6"/>
    </style:style>
    <style:style style:name="P3" style:family="paragraph" style:parent-style-name="Standard">
      <style:paragraph-properties fo:text-align="center" style:justify-single-word="false"/>
      <style:text-properties fo:color="#800000" fo:font-size="24pt" style:text-underline-style="solid" style:text-underline-width="auto" style:text-underline-color="#ff0000" fo:font-weight="bold" officeooo:rsid="001decd6" officeooo:paragraph-rsid="001decd6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officeooo:rsid="0021ffd2" officeooo:paragraph-rsid="0021ffd2"/>
    </style:style>
    <style:style style:name="P5" style:family="paragraph" style:parent-style-name="Header">
      <style:text-properties officeooo:rsid="001decd6" officeooo:paragraph-rsid="001decd6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évision sur les sommes partielles</text:p>
      <text:p text:style-name="P1"/>
      <text:list xml:id="list7222144334550927380" text:style-name="L1">
        <text:list-item>
          <text:p text:style-name="P2">Pour une suite<draw:frame draw:style-name="fr1" draw:name="Objet1" text:anchor-type="as-char" svg:y="-0.377cm" svg:width="3.298cm" svg:height="0.531cm" draw:z-index="0"><draw:object xlink:href="./Object 1" xlink:type="simple" xlink:show="embed" xlink:actuate="onLoad"/><draw:image xlink:href="./ObjectReplacements/Object 1" xlink:type="simple" xlink:show="embed" xlink:actuate="onLoad"/></draw:frame>, la somme partielle : <text:span text:style-name="T4">u</text:span><text:span text:style-name="T1">0</text:span> + <text:span text:style-name="T4">u</text:span><text:span text:style-name="T1">1</text:span> + <text:span text:style-name="T4">u</text:span><text:span text:style-name="T1">2</text:span> + <text:span text:style-name="T4">u</text:span><text:span text:style-name="T1">3</text:span> + … + <text:span text:style-name="T4">u</text:span><text:span text:style-name="T2">n</text:span></text:p>
          <text:p text:style-name="P2">comporte <text:span text:style-name="T4">n</text:span>+1 termes additionnés</text:p>
          <text:p text:style-name="P2"/>
        </text:list-item>
        <text:list-item>
          <text:p text:style-name="P2">Si la suite est <text:span text:style-name="T5">arithmétique</text:span>, alors :</text:p>
          <text:p text:style-name="P2"><draw:frame draw:style-name="fr1" draw:name="Objet2" text:anchor-type="as-char" svg:y="-0.683cm" svg:width="14.639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"><draw:frame draw:style-name="fr1" draw:name="Objet3" text:anchor-type="as-char" svg:y="-1.649cm" svg:width="9.209cm" svg:height="3.15cm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2"/>
        </text:list-item>
        <text:list-item>
          <text:p text:style-name="P4">Si la suite est <text:span text:style-name="T5">géométrique</text:span>, alors :</text:p>
          <text:p text:style-name="P4"><draw:frame draw:style-name="fr1" draw:name="Objet4" text:anchor-type="as-char" svg:y="-2.036cm" svg:width="8.412cm" svg:height="3.921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ecd6" officeooo:paragraph-rsid="001decd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<text:tab/><text:tab/>Révision sur les sommes partielles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9:30:52.879000000</meta:creation-date>
    <dc:date>2018-09-13T10:01:44.255000000</dc:date>
    <meta:editing-duration>PT10M19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4" meta:page-count="1" meta:paragraph-count="12" meta:word-count="57" meta:character-count="262" meta:non-whitespace-character-count="219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sub>
            <mi>u</mi>
            <mi>n</mi>
          </msub>
        </mrow>
        <mo fence="true" stretchy="false">)</mo>
      </mrow>
      <mtext> définie sur </mtext>
      <mi mathvariant="normal">ℕ</mi>
    </mrow>
    <annotation encoding="StarMath 5.0">(u_n) " définie sur " setN</annotation>
  </semantics>
</math>
</file>

<file path=Object 2/content.xml><?xml version="1.0" encoding="utf-8"?>
<math xmlns="http://www.w3.org/1998/Math/MathML" display="block">
  <semantics>
    <mrow>
      <mrow>
        <mrow>
          <msub>
            <mi>u</mi>
            <mn>0</mn>
          </msub>
          <mo stretchy="false">+</mo>
          <msub>
            <mi>u</mi>
            <mn>1</mn>
          </msub>
          <mo stretchy="false">+</mo>
          <msub>
            <mi>u</mi>
            <mn>2</mn>
          </msub>
          <mo stretchy="false">+</mo>
          <mn>...</mn>
          <mo stretchy="false">+</mo>
          <msub>
            <mi>u</mi>
            <mi>n</mi>
          </msub>
        </mrow>
        <mo stretchy="false">=</mo>
        <mtext> </mtext>
      </mrow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×</mo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row>
      <mtext> </mtext>
      <mo stretchy="false">→</mo>
      <mrow>
        <mtext> nb de termes</mtext>
        <mo stretchy="false">×</mo>
        <mtext>moyenne des 2 termes extrèmes</mtext>
      </mrow>
    </mrow>
    <annotation encoding="StarMath 5.0">{ u_0 + u_1 + u_2 + ... + u_n } = " " ( n + 1 ) times { { u_0 + u_n } over 2 } " " -&gt; 
" nb de termes" times "moyenne des 2 termes extrèmes"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row>
                <msub>
                  <mi>u</mi>
                  <mn>0</mn>
                </msub>
                <mo stretchy="false">+</mo>
                <msub>
                  <mi>u</mi>
                  <mn>1</mn>
                </msub>
                <mo stretchy="false">+</mo>
                <msub>
                  <mi>u</mi>
                  <mn>2</mn>
                </msub>
                <mo stretchy="false">+</mo>
                <mn>...</mn>
                <mo stretchy="false">+</mo>
                <msub>
                  <mi>u</mi>
                  <mi>n</mi>
                </msub>
              </mrow>
              <mo stretchy="false">=</mo>
              <mrow>
                <msub>
                  <mi>u</mi>
                  <mn>0</mn>
                </msub>
                <mo stretchy="false">+</mo>
                <mrow>
                  <mo fence="true" stretchy="false">(</mo>
                  <mrow>
                    <mrow>
                      <msub>
                        <mi>u</mi>
                        <mn>0</mn>
                      </msub>
                      <mo stretchy="false">+</mo>
                      <mi>r</mi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n>2</mn>
                      </mrow>
                      <mi>r</mi>
                    </mrow>
                  </mrow>
                  <mo fence="true" stretchy="false">)</mo>
                </mrow>
                <mo stretchy="false">+</mo>
                <mn>...</mn>
                <mo stretchy="false">+</mo>
                <mrow>
                  <mo fence="true" stretchy="false">(</mo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i>n</mi>
                      </mrow>
                      <mi>r</mi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text>                           </mtext>
              <mo stretchy="false">=</mo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  <mrow>
              <msub>
                <mi>u</mi>
                <mn>0</mn>
              </msub>
              <mo stretchy="false">+</mo>
              <mi>r</mi>
            </mrow>
            <mrow>
              <mo fence="true" stretchy="false">(</mo>
              <mrow>
                <mrow>
                  <mn>1</mn>
                  <mo stretchy="false">+</mo>
                  <mn>2</mn>
                  <mo stretchy="false">+</mo>
                  <mn>3</mn>
                  <mo stretchy="false">+</mo>
                  <mn>...</mn>
                  <mo stretchy="false">+</mo>
                  <mi>n</mi>
                </mrow>
              </mrow>
              <mo fence="true" stretchy="false">)</mo>
            </mrow>
          </mrow>
        </mtd>
      </mtr>
      <mtr>
        <mtd>
          <mrow>
            <mtext>Or </mtext>
            <mrow>
              <mrow>
                <mn>1</mn>
                <mo stretchy="false">+</mo>
                <mn>2</mn>
                <mo stretchy="false">+</mo>
                <mn>3</mn>
                <mo stretchy="false">+</mo>
                <mn>...</mn>
                <mo stretchy="false">+</mo>
                <mi>n</mi>
              </mrow>
              <mo stretchy="false">=</mo>
              <mfrac>
                <mrow>
                  <mi>n</mi>
                  <mo stretchy="false">×</mo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  <mtr>
        <mtd>
          <mrow>
            <mtext>Donc </mtext>
            <mrow>
              <msub>
                <mi>u</mi>
                <mn>0</mn>
              </msub>
              <mo stretchy="false">+</mo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n>...</mn>
              <mo stretchy="false">+</mo>
              <msub>
                <mi>u</mi>
                <mi>n</mi>
              </msub>
            </mrow>
            <mrow>
              <mtext> </mtext>
              <mo stretchy="false">=</mo>
              <mtext> </mtext>
            </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row>
              <msub>
                <mi>u</mi>
                <mn>0</mn>
              </msub>
              <mo stretchy="false">+</mo>
              <mi>r</mi>
            </mrow>
            <mfrac>
              <mrow>
                <mi>n</mi>
                <mo stretchy="false">×</mo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  <mn>2</mn>
            </mfrac>
          </mrow>
        </mtd>
      </mtr>
    </mtable>
    <annotation encoding="StarMath 5.0">"" { u_0 + u_1 + u_2 + ... + u_n } = u_0 + ( u_0 + r ) + ( u_0 + 2 r ) + ... + ( u_0 + n r )  newline
"                           " = ( n + 1 ) u_0 + r ( 1 + 2 + 3 + ... + n )  newline
"Or " 1 + 2 + 3 + ... + n = n times (n+1) over 2  newline
"Donc " { u_0 + u_1 + u_2 + ... + u_n } " " = " " ( n+1 ) u_0 + r { n times (n+1) over 2 }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sub>
                  <mi>u</mi>
                  <mn>0</mn>
                </msub>
                <mo stretchy="false">+</mo>
                <msub>
                  <mi>u</mi>
                  <mn>1</mn>
                </msub>
                <mo stretchy="false">+</mo>
                <msub>
                  <mi>u</mi>
                  <mn>2</mn>
                </msub>
                <mo stretchy="false">+</mo>
                <mn>...</mn>
                <mo stretchy="false">+</mo>
                <msub>
                  <mi>u</mi>
                  <mi>n</mi>
                </msub>
              </mrow>
              <mo stretchy="false">=</mo>
              <mrow>
                <msub>
                  <mi>u</mi>
                  <mn>0</mn>
                </msub>
                <mo stretchy="false">+</mo>
                <mi>q</mi>
              </mrow>
            </mrow>
            <mrow>
              <msub>
                <mi>u</mi>
                <mn>0</mn>
              </msub>
              <mo stretchy="false">+</mo>
              <msup>
                <mi>q</mi>
                <mn>2</mn>
              </msup>
            </mrow>
            <mrow>
              <msub>
                <mi>u</mi>
                <mn>0</mn>
              </msub>
              <mo stretchy="false">+</mo>
              <mn>...</mn>
              <mo stretchy="false">+</mo>
              <msup>
                <mi>q</mi>
                <mi>n</mi>
              </msup>
            </mrow>
            <msub>
              <mi>u</mi>
              <mn>0</mn>
            </msub>
          </mrow>
        </mtd>
      </mtr>
      <mtr>
        <mtd>
          <mrow>
            <mrow>
              <mtext>                            </mtext>
              <mo stretchy="false">=</mo>
              <msub>
                <mi>u</mi>
                <mn>0</mn>
              </msub>
            </mrow>
            <mrow>
              <mo fence="true" stretchy="false">(</mo>
              <mrow>
                <mrow>
                  <mn>1</mn>
                  <mo stretchy="false">+</mo>
                  <mi>q</mi>
                  <mo stretchy="false">+</mo>
                  <msup>
                    <mi>q</mi>
                    <mn>2</mn>
                  </msup>
                  <mo stretchy="false">+</mo>
                  <mn>...</mn>
                  <mo stretchy="false">+</mo>
                  <msup>
                    <mi>q</mi>
                    <mi>n</mi>
                  </msup>
                </mrow>
              </mrow>
              <mo fence="true" stretchy="false">)</mo>
            </mrow>
          </mrow>
        </mtd>
      </mtr>
      <mtr>
        <mtd>
          <mrow>
            <mtext>Or </mtext>
            <mrow>
              <mrow>
                <mn>1</mn>
                <mo stretchy="false">+</mo>
                <mi>q</mi>
                <mo stretchy="false">+</mo>
                <msup>
                  <mi>q</mi>
                  <mn>2</mn>
                </msup>
                <mo stretchy="false">+</mo>
                <mn>...</mn>
                <mo stretchy="false">+</mo>
                <msup>
                  <mi>q</mi>
                  <mi>n</mi>
                </msup>
              </mrow>
              <mo stretchy="false">=</mo>
              <mfrac>
                <mrow>
                  <mn>1</mn>
                  <mo stretchy="false">−</mo>
                  <msup>
                    <mi>q</mi>
                    <mrow>
                      <mi>n</mi>
                      <mo stretchy="false">+</mo>
                      <mn>1</mn>
                    </mrow>
                  </msup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</mrow>
        </mtd>
      </mtr>
      <mtr>
        <mtd>
          <mrow>
            <mtext>   </mtext>
            <mrow>
              <mo fence="true" stretchy="false">(</mo>
              <mrow>
                <mrow>
                  <mrow>
                    <mrow>
                      <mn>1</mn>
                      <mo stretchy="false">+</mo>
                      <mi>q</mi>
                      <mo stretchy="false">+</mo>
                      <msup>
                        <mi>q</mi>
                        <mn>2</mn>
                      </msup>
                      <mo stretchy="false">+</mo>
                      <mn>...</mn>
                      <mo stretchy="false">+</mo>
                      <msup>
                        <mi>q</mi>
                        <mi>n</mi>
                      </msup>
                    </mrow>
                    <mo stretchy="false">=</mo>
                    <mrow>
                      <mi>n</mi>
                      <mo stretchy="false">+</mo>
                      <mn>1</mn>
                    </mrow>
                  </mrow>
                  <mtext> pour </mtext>
                  <mrow>
                    <mi>q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text>Donc </mtext>
            <mrow>
              <msub>
                <mi>u</mi>
                <mn>0</mn>
              </msub>
              <mo stretchy="false">+</mo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n>...</mn>
              <mo stretchy="false">+</mo>
              <msub>
                <mi>u</mi>
                <mi>n</mi>
              </msub>
            </mrow>
            <mrow>
              <mtext> </mtext>
              <mo stretchy="false">=</mo>
              <mtext> </mtext>
            </mrow>
            <msub>
              <mi>u</mi>
              <mn>0</mn>
            </msub>
            <mfrac>
              <mrow>
                <mn>1</mn>
                <mo stretchy="false">−</mo>
                <msup>
                  <mi>q</mi>
                  <mrow>
                    <mi>n</mi>
                    <mo stretchy="false">+</mo>
                    <mn>1</mn>
                  </mrow>
                </msup>
              </mrow>
              <mrow>
                <mn>1</mn>
                <mo stretchy="false">−</mo>
                <mi>q</mi>
              </mrow>
            </mfrac>
            <mtext> pour </mtext>
            <mrow>
              <mi>q</mi>
              <mo stretchy="false">≠</mo>
              <mn>1</mn>
            </mrow>
          </mrow>
        </mtd>
      </mtr>
    </mtable>
    <annotation encoding="StarMath 5.0">"" { u_0 + u_1 + u_2 + ... + u_n } = u_0 + q u_0 + q^2 u_0 + ... + q^n u_0  newline
"                            " = u_0 ( 1 + q + q^2 + ... + q^n )  newline
"Or " 1 + q + q^2 + ... + q^n =  { 1 - q^{n+1} } over { 1 - q } " pour " q &lt;&gt; 1  newline
"   "( 1 + q + q^2 + ... + q^n = n+1 " pour " q=1 )  newline
"Donc " { u_0 + u_1 + u_2 + ... + u_n } " " = " " u_0 { {1-q^{n+1}}over{1-q} } " pour " q &lt;&gt; 1</annotation>
  </semantics>
</math>
</file>